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.895cm" fo:margin-left="-0.894cm" style:page-number="auto" table:align="left"/>
    </style:style>
    <style:style style:name="Tabela1.A" style:family="table-column">
      <style:table-column-properties style:column-width="17.895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loext:graphic-properties draw:fill="none"/>
      <style:paragraph-properties fo:margin-left="-1cm" fo:margin-right="-1cm" fo:text-indent="0cm" style:auto-text-indent="false" style:page-number="auto" fo:background-color="transparent"/>
      <style:text-properties style:font-name="Constantia" fo:font-weight="normal" officeooo:rsid="0011561c" officeooo:paragraph-rsid="0011561c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Constantia" fo:font-size="12pt" style:font-size-asian="12pt" style:font-size-complex="12pt"/>
    </style:style>
    <style:style style:name="P3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Constantia" fo:font-size="12pt" fo:font-weight="normal" officeooo:rsid="0011561c" officeooo:paragraph-rsid="0011561c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Constantia" fo:font-weight="normal" officeooo:rsid="0011561c" officeooo:paragraph-rsid="0011561c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-1cm" fo:margin-right="-1cm" fo:text-indent="0cm" style:auto-text-indent="false" style:page-number="auto" fo:background-color="transparent"/>
      <style:text-properties style:font-name="Constantia" fo:font-size="12pt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-1cm" fo:margin-right="-1.499cm" fo:text-indent="0cm" style:auto-text-indent="false" style:page-number="auto" fo:background-color="transparent"/>
      <style:text-properties style:font-name="Constantia" fo:font-size="20pt" officeooo:rsid="000470c3" officeooo:paragraph-rsid="000470c3" style:font-size-asian="20pt" style:font-size-complex="20pt"/>
    </style:style>
    <style:style style:name="P7" style:family="paragraph" style:parent-style-name="Standard">
      <loext:graphic-properties draw:fill="none"/>
      <style:paragraph-properties fo:margin-left="-1cm" fo:margin-right="-1.499cm" fo:text-indent="0cm" style:auto-text-indent="false" fo:background-color="transparent"/>
      <style:text-properties style:font-name="Constantia" fo:font-size="20pt" style:font-size-asian="20pt" style:font-size-complex="20pt"/>
    </style:style>
    <style:style style:name="P8" style:family="paragraph" style:parent-style-name="Standard">
      <loext:graphic-properties draw:fill="none"/>
      <style:paragraph-properties fo:margin-left="-1cm" fo:margin-right="-1.499cm" fo:text-indent="0cm" style:auto-text-indent="false" fo:background-color="transparent"/>
      <style:text-properties style:font-name="Constantia" fo:font-size="11pt" style:font-size-asian="11pt" style:font-size-complex="11pt"/>
    </style:style>
    <style:style style:name="P9" style:family="paragraph" style:parent-style-name="Standard">
      <loext:graphic-properties draw:fill="none"/>
      <style:paragraph-properties fo:margin-left="-1cm" fo:margin-right="-1.499cm" fo:text-indent="0cm" style:auto-text-indent="false" fo:background-color="transparent"/>
      <style:text-properties style:font-name="Constantia" fo:font-size="12pt" style:font-size-asian="12pt" style:font-size-complex="12pt"/>
    </style:style>
    <style:style style:name="P10" style:family="paragraph" style:parent-style-name="Standard">
      <loext:graphic-properties draw:fill="none"/>
      <style:paragraph-properties fo:margin-left="-1cm" fo:margin-right="-1.499cm" fo:text-indent="0cm" style:auto-text-indent="false" fo:background-color="transparent"/>
    </style:style>
    <style:style style:name="P11" style:family="paragraph" style:parent-style-name="Standard">
      <loext:graphic-properties draw:fill="none"/>
      <style:paragraph-properties fo:margin-left="-1cm" fo:margin-right="-1.499cm" fo:text-indent="0cm" style:auto-text-indent="false" fo:background-color="transparent"/>
      <style:text-properties style:font-name="Constantia" fo:font-weight="normal" officeooo:paragraph-rsid="0009e2b7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-1cm" fo:margin-right="-1.499cm" fo:text-indent="0cm" style:auto-text-indent="false" fo:background-color="transparent"/>
      <style:text-properties style:font-name="Constantia" fo:font-weight="normal" officeooo:paragraph-rsid="000b9400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-1cm" fo:margin-right="-1.499cm" fo:text-indent="0cm" style:auto-text-indent="false" fo:background-color="transparent"/>
      <style:text-properties style:font-name="Constantia" fo:font-weight="normal" officeooo:rsid="0011561c" officeooo:paragraph-rsid="0011561c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-1cm" fo:margin-right="-1.499cm" fo:text-indent="0cm" style:auto-text-indent="false" fo:background-color="transparent"/>
      <style:text-properties officeooo:paragraph-rsid="0009e2b7"/>
    </style:style>
    <style:style style:name="P15" style:family="paragraph" style:parent-style-name="Standard">
      <loext:graphic-properties draw:fill="none"/>
      <style:paragraph-properties fo:margin-left="0.499cm" fo:margin-right="-1.499cm" fo:text-indent="0cm" style:auto-text-indent="false" fo:background-color="transparent"/>
      <style:text-properties style:font-name="Constantia" officeooo:paragraph-rsid="000d1827"/>
    </style:style>
    <style:style style:name="P16" style:family="paragraph" style:parent-style-name="Standard">
      <loext:graphic-properties draw:fill="none"/>
      <style:paragraph-properties fo:margin-left="0.499cm" fo:margin-right="-1.499cm" fo:text-indent="0cm" style:auto-text-indent="false" fo:background-color="transparent"/>
      <style:text-properties style:font-name="Constantia" fo:font-weight="normal" officeooo:paragraph-rsid="000d1827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499cm" fo:margin-right="-1.499cm" fo:text-indent="0cm" style:auto-text-indent="false" fo:background-color="transparent"/>
      <style:text-properties style:font-name="Constantia" fo:font-size="11pt" fo:font-weight="normal" officeooo:paragraph-rsid="000d182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499cm" fo:margin-right="-1.499cm" fo:text-indent="0cm" style:auto-text-indent="false" fo:background-color="transparent"/>
      <style:text-properties style:font-name="Constantia" fo:font-size="12pt" officeooo:paragraph-rsid="000d1827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499cm" fo:margin-right="-1.499cm" fo:text-indent="0cm" style:auto-text-indent="false" fo:background-color="transparent"/>
      <style:text-properties style:font-name="Constantia" fo:font-size="12pt" fo:font-weight="normal" officeooo:paragraph-rsid="000d1827" style:font-size-asian="12pt" style:font-weight-asian="normal" style:font-size-complex="12pt" style:font-weight-complex="normal"/>
    </style:style>
    <style:style style:name="T1" style:family="text">
      <style:text-properties officeooo:rsid="000470c3"/>
    </style:style>
    <style:style style:name="T2" style:family="text">
      <style:text-properties officeooo:rsid="000528f9"/>
    </style:style>
    <style:style style:name="T3" style:family="text">
      <style:text-properties officeooo:rsid="000819b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19bb" style:font-weight-asian="bold" style:font-weight-complex="bold"/>
    </style:style>
    <style:style style:name="T6" style:family="text">
      <style:text-properties fo:font-weight="bold" officeooo:rsid="0009e2b7" style:font-weight-asian="bold" style:font-weight-complex="bold"/>
    </style:style>
    <style:style style:name="T7" style:family="text">
      <style:text-properties fo:font-weight="bold" officeooo:rsid="000b9400" style:font-weight-asian="bold" style:font-weight-complex="bold"/>
    </style:style>
    <style:style style:name="T8" style:family="text">
      <style:text-properties fo:font-weight="bold" officeooo:rsid="000528f9" style:font-weight-asian="bold" style:font-weight-complex="bold"/>
    </style:style>
    <style:style style:name="T9" style:family="text">
      <style:text-properties officeooo:rsid="0009e2b7"/>
    </style:style>
    <style:style style:name="T10" style:family="text">
      <style:text-properties officeooo:rsid="000b9400"/>
    </style:style>
    <style:style style:name="T11" style:family="text">
      <style:text-properties officeooo:rsid="000f8558"/>
    </style:style>
    <style:style style:name="T12" style:family="text">
      <style:text-properties officeooo:rsid="0013f1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me: Gabriel Almeida Mendes / DRE: 11704949</text:p>
      <text:p text:style-name="P7"/>
      <text:p text:style-name="P7">Modulo 1 - Laborat<text:span text:style-name="T1">ór</text:span>io 2 - Atividade 1</text:p>
      <text:p text:style-name="P10"/>
      <text:p text:style-name="P9">Avalie o desempenho da sua solu<text:span text:style-name="T1">çã</text:span>o, usando diferentes dimens<text:span text:style-name="T1">õ</text:span>es das matrizes <text:span text:style-name="T1">de</text:span> entrada e n<text:span text:style-name="T1">ú</text:span>mero de threads no programa:</text:p>
      <text:p text:style-name="P9"/>
      <text:p text:style-name="P5">(a) Avalie seu programa com matrizes com as seguintes dimens<text:span text:style-name="T2">õ</text:span>es: 500, 100<text:span text:style-name="T1">0 </text:span>e 2000.</text:p>
      <text:p text:style-name="P2">(b) Para cada dimens<text:span text:style-name="T2">ã</text:span>o das matrizes de entrada, avalie seu programa usando o seguinte n<text:span text:style-name="T2">ú</text:span>mero de threads: 1, 2 e 4.</text:p>
      <text:p text:style-name="P2">(c) Fa<text:span text:style-name="T2">ç</text:span>a ao menos 5 execu<text:span text:style-name="T2">çõ</text:span>es de cada caso e registre a de menor tempo.</text:p>
      <text:p text:style-name="P2">(d) Calcule o desempenho obtido em cada caso e registre todos os resultados em um arquivo PDF.</text:p>
      <text:p text:style-name="P2">(e) Avalie e comente no arquivo PDF se os resultados obtidos est<text:span text:style-name="T9">ão</text:span> de acordo com o esperado. Acrescente a informa<text:span text:style-name="T2">ção</text:span> sobre a configura<text:span text:style-name="T2">çã</text:span>o do hardware da m<text:span text:style-name="T2">á</text:span>quina usada para a avalia<text:span text:style-name="T2">çã</text:span>o (n<text:span text:style-name="T2">ú</text:span>mero de processadores).</text:p>
      <text:p text:style-name="P10"/>
      <table:table table:name="Tabela1" table:style-name="Tabela1">
        <table:table-column table:style-name="Tabela1.A"/>
        <table:table-row table:style-name="TableLine1679217160944">
          <table:table-cell table:style-name="Tabela1.A1" office:value-type="string">
            <text:p text:style-name="P15"><text:span text:style-name="T4">Caso 1: dim=500 e </text:span><text:span text:style-name="T5">n</text:span><text:span text:style-name="T4">threads=</text:span><text:span text:style-name="T5">1</text:span></text:p>
            <text:p text:style-name="P16"><text:span text:style-name="T3">Tempo de inicializa</text:span><text:span text:style-name="T9">çã</text:span><text:span text:style-name="T3">o das estruturas de dados: </text:span><text:span text:style-name="T10">0</text:span><text:span text:style-name="T3"> </text:span><text:span text:style-name="T9">ms</text:span></text:p>
            <text:p text:style-name="P16"><text:span text:style-name="T3">Tempo de cria</text:span><text:span text:style-name="T9">çã</text:span><text:span text:style-name="T3">o das threads, execu</text:span><text:span text:style-name="T9">çã</text:span><text:span text:style-name="T3">o da multiplica</text:span><text:span text:style-name="T9">çã</text:span><text:span text:style-name="T3">o, e t</text:span><text:span text:style-name="T9">é</text:span><text:span text:style-name="T3">rmino das threads: 8</text:span><text:span text:style-name="T10">44</text:span><text:span text:style-name="T3"> </text:span><text:span text:style-name="T9">ms</text:span></text:p>
            <text:p text:style-name="P16"><text:span text:style-name="T3">Tempo de finaliza</text:span><text:span text:style-name="T9">çã</text:span><text:span text:style-name="T3">o do programa: 2 </text:span><text:span text:style-name="T9">ms</text:span></text:p>
            <text:p text:style-name="P16"/>
            <text:p text:style-name="P16"><text:span text:style-name="T4">Caso </text:span><text:span text:style-name="T6">2</text:span><text:span text:style-name="T4">: dim=500 e </text:span><text:span text:style-name="T5">n</text:span><text:span text:style-name="T4">threads=</text:span><text:span text:style-name="T6">2</text:span></text:p>
            <text:p text:style-name="P16"><text:span text:style-name="T3">Tempo de inicializa</text:span><text:span text:style-name="T9">çã</text:span><text:span text:style-name="T3">o das estruturas de dados: </text:span><text:span text:style-name="T10">0</text:span><text:span text:style-name="T3"> </text:span><text:span text:style-name="T9">ms</text:span></text:p>
            <text:p text:style-name="P16"><text:span text:style-name="T3">Tempo de cria</text:span><text:span text:style-name="T9">çã</text:span><text:span text:style-name="T3">o das threads, execu</text:span><text:span text:style-name="T9">çã</text:span><text:span text:style-name="T3">o da multiplica</text:span><text:span text:style-name="T9">çã</text:span><text:span text:style-name="T3">o, e t</text:span><text:span text:style-name="T9">é</text:span><text:span text:style-name="T3">rmino das threads: </text:span><text:span text:style-name="T9">4</text:span><text:span text:style-name="T10">2</text:span><text:span text:style-name="T9">2</text:span><text:span text:style-name="T3"> </text:span><text:span text:style-name="T9">ms</text:span></text:p>
            <text:p text:style-name="P16"><text:span text:style-name="T3">Tempo de finaliza</text:span><text:span text:style-name="T9">çã</text:span><text:span text:style-name="T3">o do programa: </text:span><text:span text:style-name="T9">1</text:span><text:span text:style-name="T3"> </text:span><text:span text:style-name="T9">ms</text:span></text:p>
            <text:p text:style-name="P16"><text:span text:style-name="T6"/></text:p>
            <text:p text:style-name="P15"><text:span text:style-name="T4">Caso </text:span><text:span text:style-name="T6">3</text:span><text:span text:style-name="T4">: dim=500 e </text:span><text:span text:style-name="T5">n</text:span><text:span text:style-name="T4">threads=</text:span><text:span text:style-name="T6">4 </text:span></text:p>
            <text:p text:style-name="P16"><text:span text:style-name="T3">Tempo de inicializa</text:span><text:span text:style-name="T9">çã</text:span><text:span text:style-name="T3">o das estruturas de dados: 1 </text:span><text:span text:style-name="T9">ms</text:span></text:p>
            <text:p text:style-name="P16"><text:span text:style-name="T3">Tempo de cria</text:span><text:span text:style-name="T9">çã</text:span><text:span text:style-name="T3">o das threads, execu</text:span><text:span text:style-name="T9">çã</text:span><text:span text:style-name="T3">o da multiplica</text:span><text:span text:style-name="T9">çã</text:span><text:span text:style-name="T3">o, e t</text:span><text:span text:style-name="T9">é</text:span><text:span text:style-name="T3">rmino das threads: </text:span><text:span text:style-name="T10">278</text:span><text:span text:style-name="T3"> </text:span><text:span text:style-name="T9">ms</text:span></text:p>
            <text:p text:style-name="P17"><text:span text:style-name="T3">Tempo de finaliza</text:span><text:span text:style-name="T9">çã</text:span><text:span text:style-name="T3">o do programa: </text:span><text:span text:style-name="T9">1</text:span><text:span text:style-name="T3"> </text:span><text:span text:style-name="T9">ms</text:span></text:p>
            <text:p text:style-name="P17"/>
          </table:table-cell>
        </table:table-row>
        <table:table-row table:style-name="TableLine1679217160944">
          <table:table-cell table:style-name="Tabela1.A2" office:value-type="string">
            <text:p text:style-name="P18"><text:span text:style-name="T4">Caso </text:span><text:span text:style-name="T6">4</text:span><text:span text:style-name="T4">: dim=</text:span><text:span text:style-name="T6">10</text:span><text:span text:style-name="T4">00 e </text:span><text:span text:style-name="T5">n</text:span><text:span text:style-name="T4">threads=</text:span><text:span text:style-name="T6">1</text:span></text:p>
            <text:p text:style-name="P19"><text:span text:style-name="T3">Tempo de inicializa</text:span><text:span text:style-name="T9">çã</text:span><text:span text:style-name="T3">o das estruturas de dados: </text:span><text:span text:style-name="T10">3</text:span><text:span text:style-name="T3"> </text:span><text:span text:style-name="T9">ms</text:span></text:p>
            <text:p text:style-name="P19"><text:span text:style-name="T3">Tempo de cria</text:span><text:span text:style-name="T9">çã</text:span><text:span text:style-name="T3">o das threads, execu</text:span><text:span text:style-name="T9">çã</text:span><text:span text:style-name="T3">o da multiplica</text:span><text:span text:style-name="T9">çã</text:span><text:span text:style-name="T3">o, e t</text:span><text:span text:style-name="T9">é</text:span><text:span text:style-name="T3">rmino das threads: </text:span><text:span text:style-name="T10">8694</text:span><text:span text:style-name="T3"> </text:span><text:span text:style-name="T9">ms</text:span></text:p>
            <text:p text:style-name="P19"><text:span text:style-name="T3">Tempo de finaliza</text:span><text:span text:style-name="T9">çã</text:span><text:span text:style-name="T3">o do programa: </text:span><text:span text:style-name="T10">3</text:span><text:span text:style-name="T3"> </text:span><text:span text:style-name="T9">ms</text:span></text:p>
            <text:p text:style-name="P19"/>
            <text:p text:style-name="P18"><text:span text:style-name="T4">Caso </text:span><text:span text:style-name="T7">5</text:span><text:span text:style-name="T4">: dim=</text:span><text:span text:style-name="T6">10</text:span><text:span text:style-name="T4">00 e </text:span><text:span text:style-name="T5">n</text:span><text:span text:style-name="T4">threads=</text:span><text:span text:style-name="T6">2</text:span></text:p>
            <text:p text:style-name="P19"><text:span text:style-name="T3">Tempo de inicializa</text:span><text:span text:style-name="T9">çã</text:span><text:span text:style-name="T3">o das estruturas de dados: </text:span><text:span text:style-name="T10">6</text:span><text:span text:style-name="T3"> </text:span><text:span text:style-name="T9">ms</text:span></text:p>
            <text:p text:style-name="P19"><text:span text:style-name="T3">Tempo de cria</text:span><text:span text:style-name="T9">çã</text:span><text:span text:style-name="T3">o das threads, execu</text:span><text:span text:style-name="T9">çã</text:span><text:span text:style-name="T3">o da multiplica</text:span><text:span text:style-name="T9">çã</text:span><text:span text:style-name="T3">o, e t</text:span><text:span text:style-name="T9">é</text:span><text:span text:style-name="T3">rmino das threads: </text:span><text:span text:style-name="T10">4543</text:span><text:span text:style-name="T3"> </text:span><text:span text:style-name="T9">ms</text:span></text:p>
            <text:p text:style-name="P19"><text:span text:style-name="T3">Tempo de finaliza</text:span><text:span text:style-name="T9">çã</text:span><text:span text:style-name="T3">o do programa: </text:span><text:span text:style-name="T10">3</text:span><text:span text:style-name="T3"> </text:span><text:span text:style-name="T9">ms</text:span></text:p>
            <text:p text:style-name="P19"/>
            <text:p text:style-name="P18"><text:span text:style-name="T4">Caso </text:span><text:span text:style-name="T7">6</text:span><text:span text:style-name="T4">: dim=</text:span><text:span text:style-name="T6">10</text:span><text:span text:style-name="T4">00 e </text:span><text:span text:style-name="T5">n</text:span><text:span text:style-name="T4">threads=</text:span><text:span text:style-name="T6">4</text:span></text:p>
            <text:p text:style-name="P19"><text:span text:style-name="T3">Tempo de inicializa</text:span><text:span text:style-name="T9">çã</text:span><text:span text:style-name="T3">o das estruturas de dados: </text:span><text:span text:style-name="T10">5</text:span><text:span text:style-name="T3"> </text:span><text:span text:style-name="T9">ms</text:span></text:p>
            <text:p text:style-name="P19"><text:span text:style-name="T3">Tempo de cria</text:span><text:span text:style-name="T9">çã</text:span><text:span text:style-name="T3">o das threads, execu</text:span><text:span text:style-name="T9">çã</text:span><text:span text:style-name="T3">o da multiplica</text:span><text:span text:style-name="T9">çã</text:span><text:span text:style-name="T3">o, e t</text:span><text:span text:style-name="T9">é</text:span><text:span text:style-name="T3">rmino das threads: 3080 </text:span><text:span text:style-name="T9">ms</text:span></text:p>
            <text:p text:style-name="P19"><text:span text:style-name="T3">Tempo de finaliza</text:span><text:span text:style-name="T9">çã</text:span><text:span text:style-name="T3">o do programa: </text:span><text:span text:style-name="T10">2</text:span><text:span text:style-name="T3"> </text:span><text:span text:style-name="T9">ms</text:span></text:p>
            <text:p text:style-name="P19"/>
          </table:table-cell>
        </table:table-row>
        <text:soft-page-break/>
        <table:table-row table:style-name="TableLine1679217160944">
          <table:table-cell table:style-name="Tabela1.A2" office:value-type="string">
            <text:p text:style-name="P15"><text:span text:style-name="T4">Caso </text:span><text:span text:style-name="T7">7</text:span><text:span text:style-name="T4">: dim=</text:span><text:span text:style-name="T7">2</text:span><text:span text:style-name="T6">0</text:span><text:span text:style-name="T4">00 e </text:span><text:span text:style-name="T5">n</text:span><text:span text:style-name="T4">threads=</text:span><text:span text:style-name="T7">1</text:span></text:p>
            <text:p text:style-name="P16"><text:span text:style-name="T3">Tempo de inicializa</text:span><text:span text:style-name="T9">çã</text:span><text:span text:style-name="T3">o das estruturas de dados: </text:span><text:span text:style-name="T12">21</text:span><text:span text:style-name="T3"> </text:span><text:span text:style-name="T9">ms</text:span></text:p>
            <text:p text:style-name="P16"><text:span text:style-name="T3">Tempo de cria</text:span><text:span text:style-name="T9">çã</text:span><text:span text:style-name="T3">o das threads, execu</text:span><text:span text:style-name="T9">çã</text:span><text:span text:style-name="T3">o da multiplica</text:span><text:span text:style-name="T9">çã</text:span><text:span text:style-name="T3">o, e t</text:span><text:span text:style-name="T9">é</text:span><text:span text:style-name="T3">rmino das threads: 90641 </text:span><text:span text:style-name="T9">ms</text:span></text:p>
            <text:p text:style-name="P16"><text:span text:style-name="T3">Tempo de finaliza</text:span><text:span text:style-name="T9">çã</text:span><text:span text:style-name="T3">o do programa: </text:span><text:span text:style-name="T11">8</text:span><text:span text:style-name="T3"> </text:span><text:span text:style-name="T9">ms</text:span></text:p>
            <text:p text:style-name="P16"/>
            <text:p text:style-name="P15"><text:span text:style-name="T4">Caso </text:span><text:span text:style-name="T7">8</text:span><text:span text:style-name="T4">: dim=</text:span><text:span text:style-name="T7">2</text:span><text:span text:style-name="T6">0</text:span><text:span text:style-name="T4">00 e </text:span><text:span text:style-name="T5">n</text:span><text:span text:style-name="T4">threads=</text:span><text:span text:style-name="T7">2</text:span></text:p>
            <text:p text:style-name="P16"><text:span text:style-name="T3">Tempo de inicializa</text:span><text:span text:style-name="T9">çã</text:span><text:span text:style-name="T3">o das estruturas de dados: </text:span><text:span text:style-name="T12">18</text:span><text:span text:style-name="T3"> </text:span><text:span text:style-name="T9">ms</text:span></text:p>
            <text:p text:style-name="P16"><text:span text:style-name="T3">Tempo de cria</text:span><text:span text:style-name="T9">çã</text:span><text:span text:style-name="T3">o das threads, execu</text:span><text:span text:style-name="T9">çã</text:span><text:span text:style-name="T3">o da multiplica</text:span><text:span text:style-name="T9">çã</text:span><text:span text:style-name="T3">o, e t</text:span><text:span text:style-name="T9">é</text:span><text:span text:style-name="T3">rmino das threads: 46229 </text:span><text:span text:style-name="T9">ms</text:span></text:p>
            <text:p text:style-name="P16"><text:span text:style-name="T3">Tempo de finaliza</text:span><text:span text:style-name="T9">çã</text:span><text:span text:style-name="T3">o do programa: </text:span><text:span text:style-name="T12">6</text:span><text:span text:style-name="T3"> </text:span><text:span text:style-name="T9">ms</text:span></text:p>
            <text:p text:style-name="P16"/>
            <text:p text:style-name="P15"><text:span text:style-name="T4">Caso </text:span><text:span text:style-name="T7">9</text:span><text:span text:style-name="T4">: dim=</text:span><text:span text:style-name="T7">2</text:span><text:span text:style-name="T6">0</text:span><text:span text:style-name="T4">00 e </text:span><text:span text:style-name="T5">n</text:span><text:span text:style-name="T4">threads=</text:span><text:span text:style-name="T7">4</text:span></text:p>
            <text:p text:style-name="P16"><text:span text:style-name="T3">Tempo de inicializa</text:span><text:span text:style-name="T9">çã</text:span><text:span text:style-name="T3">o das estruturas de dados: </text:span><text:span text:style-name="T12">20</text:span><text:span text:style-name="T3"> </text:span><text:span text:style-name="T9">ms</text:span></text:p>
            <text:p text:style-name="P16"><text:span text:style-name="T3">Tempo de cria</text:span><text:span text:style-name="T9">çã</text:span><text:span text:style-name="T3">o das threads, execu</text:span><text:span text:style-name="T9">çã</text:span><text:span text:style-name="T3">o da multiplica</text:span><text:span text:style-name="T9">çã</text:span><text:span text:style-name="T3">o, e t</text:span><text:span text:style-name="T9">é</text:span><text:span text:style-name="T3">rmino das threads: 29130 </text:span><text:span text:style-name="T9">ms</text:span></text:p>
            <text:p text:style-name="P19"><text:span text:style-name="T3">Tempo de finaliza</text:span><text:span text:style-name="T9">çã</text:span><text:span text:style-name="T3">o do programa: </text:span><text:span text:style-name="T12">4</text:span><text:span text:style-name="T3"> </text:span><text:span text:style-name="T9">ms</text:span></text:p>
            <text:p text:style-name="P17"/>
          </table:table-cell>
        </table:table-row>
      </table:table>
      <text:p text:style-name="P8"/>
      <text:p text:style-name="P13"><text:span text:style-name="T5">A</text:span><text:span text:style-name="T4">valiação:</text:span></text:p>
      <text:p text:style-name="P1">De acordo com os resultados, o tempo de criação das threads e sua execução diminui a medida que o número aumenta, então o resultado está seguindo de acordo como eu esperava.</text:p>
      <text:p text:style-name="P4"/>
      <text:p text:style-name="P3"><text:span text:style-name="T4">Configura</text:span><text:span text:style-name="T8">çã</text:span><text:span text:style-name="T4">o do Hardware de minha M</text:span><text:span text:style-name="T8">á</text:span><text:span text:style-name="T4">quina:</text:span></text:p>
      <text:p text:style-name="P3"/>
      <text:p text:style-name="P3">Processador: Intel(R) Core(TM) i5-8265U CPU @ 1.60GHz <text:s/>1.80 GHz.</text:p>
      <text:p text:style-name="P3">Memória: 8GB</text:p>
      <text:p text:style-name="P3">Sistema: Sistema operacional de 64 bits</text:p>
      <text:p text:style-name="P3">Núcleos: 4</text:p>
      <text:p text:style-name="P3">Processadores Lógicos: 8</text:p>
      <text:p text:style-name="P4"/>
      <text:p text:style-name="P11"/>
      <text:p text:style-name="P14"><text:span text:style-name="T6"/></text:p>
      <text:p text:style-name="P11"><text:span text:style-name="T6"/></text:p>
      <text:p text:style-name="P11"/>
      <text:p text:style-name="P12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5T23:55:23.205000000</meta:creation-date>
    <dc:date>2021-07-26T17:39:53.240000000</dc:date>
    <meta:editing-duration>PT37M3S</meta:editing-duration>
    <meta:editing-cycles>6</meta:editing-cycles>
    <meta:generator>LibreOffice/7.1.4.2$Windows_X86_64 LibreOffice_project/a529a4fab45b75fefc5b6226684193eb000654f6</meta:generator>
    <meta:document-statistic meta:table-count="1" meta:image-count="0" meta:object-count="0" meta:page-count="2" meta:paragraph-count="52" meta:word-count="510" meta:character-count="3002" meta:non-whitespace-character-count="2542"/>
  </office:meta>
</office:document-meta>
</file>